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6" svg:font-family="'Courier New'" style:font-adornments="Semibold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4" svg:font-family="'Courier New'" style:font-adornments="細字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5" svg:font-family="'Courier New'" style:font-adornments="Semibold" style:font-family-generic="modern" style:font-pitch="variable"/>
    <style:font-face style:name="Courier New" svg:font-family="'Courier New'" style:font-adornments="標準" style:font-family-generic="modern" style:font-pitch="variable"/>
    <style:font-face style:name="Courier New3" svg:font-family="'Courier New'" style:font-adornments="細字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Arial3" svg:font-family="Arial" style:font-adornments="標準" style:font-family-generic="swiss" style:font-pitch="variable"/>
    <style:font-face style:name="Arial2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subtitle" style:list-style-name="L1">
      <style:graphic-properties draw:fill-color="#ffffff" fo:min-height="12.75cm"/>
    </style:style>
    <style:style style:name="pr8" style:family="presentation" style:parent-style-name="alizarin-subtitle" style:list-style-name="L1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2pt"/>
    </style:style>
    <style:style style:name="P5" style:family="paragraph">
      <loext:graphic-properties draw:fill-color="#ffffff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6" style:family="paragraph">
      <style:text-properties style:font-name="Courier New2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fo:font-size="22pt" style:font-size-asian="22pt" style:font-size-complex="22pt"/>
    </style:style>
    <style:style style:name="T4" style:family="text">
      <style:text-properties style:font-name="Courier New2" fo:font-weight="normal" style:font-weight-asian="normal" style:font-weight-complex="normal"/>
    </style:style>
    <style:style style:name="T5" style:family="text">
      <style:text-properties style:font-name="Courier New2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ebServices &amp; WebSocket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kub Daněk (KIV ZČU, Yoso Czech s.r.o.)</text:p>
            <text:p/>
            <text:p>WebService and WebSocket <text:span text:style-name="T1">basics</text:span></text:p>
            <text:p/>
            <text:p><text:a xlink:href="http://www.danekja.org/" xlink:type="simple">http://www.danekja.org</text:a> (Twitter &amp; LinkedIn links)</text:p>
            <text:p><text:a xlink:href="http://www.yoso.fi/" xlink:type="simple">http://www.yoso.fi</text:a> (yep, in Finnish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How to connect different applications?<text:line-break/></text:p>
                <text:list>
                  <text:list-item>
                    <text:p>Written in different languages<text:line-break/></text:p>
                  </text:list-item>
                  <text:list-item>
                    <text:p>Deployed on different platforms<text:line-break/></text:p>
                  </text:list-item>
                  <text:list-item>
                    <text:p>By different peop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W3C definition:<text:line-break/><text:line-break/><text:span text:style-name="T2">A </text:span><text:span text:style-name="T1">Web service</text:span><text:span text:style-name="T2"> is a software system designed to support </text:span><text:span text:style-name="T1">interoperable machine-to-machine interaction over a network</text:span><text:span text:style-name="T2">. It has an interface described in a </text:span><text:span text:style-name="T1">machine-processable format</text:span><text:span text:style-name="T2"> (specifically WSDL). Other systems interact with the Web service in a manner prescribed by its description using SOAP messages, typically conveyed using HTTP with an XML serialization in conjunction with other Web-related standards.</text:span><text:line-break/></text:p>
                <text:p>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Way to connect applications on web<text:line-break/></text:p>
                <text:list>
                  <text:list-item>
                    <text:p>Using standarized open protocols (HTTP, SOAP)<text:line-break/></text:p>
                  </text:list-item>
                  <text:list-item>
                    <text:p>Using standarized open data formats (XML, JSON) <text:line-break/><text:line-break/></text:p>
                    <text:p>→ providers do not need to care about their client’s technology stack, platform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lack box</text:p>
                <text:list>
                  <text:list-item>
                    <text:p>Consumers are not aware of implementation of the services they are consuming<text:line-break/></text:p>
                  </text:list-item>
                </text:list>
              </text:list-item>
              <text:list-item>
                <text:p>Stateless</text:p>
                <text:list>
                  <text:list-item>
                    <text:p>In most cases web service calls are stateless<text:line-break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 – Uses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eusable components<text:line-break/></text:p>
                <text:list>
                  <text:list-item>
                    <text:p>User authentication, weather forecast, currency conversion, navigation<text:line-break/></text:p>
                  </text:list-item>
                </text:list>
              </text:list-item>
              <text:list-item>
                <text:p>Connect existing software<text:line-break/></text:p>
                <text:list>
                  <text:list-item>
                    <text:p>Independent on programming language (web standards)<text:line-break/></text:p>
                  </text:list-item>
                  <text:list-item>
                    <text:p>Independent on platform (Unix, Windows, Raspberry PI)<text:line-break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a xlink:href="http://www.w3schools.com/xml/xml_services.asp" xlink:type="simple">http://www.w3schools.com/xml/xml_services.asp</text:a></text:p>
              </text:list-item>
              <text:list-item>
                <text:p><text:a xlink:href="https://www.w3.org/TR/ws-arch/" xlink:type="simple">https://www.w3.org/TR/ws-arch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7" draw:text-style-name="P5" draw:layer="layout" svg:width="27.4cm" svg:height="13.949cm" svg:x="0.4cm" svg:y="4.6cm" presentation:class="subtitle" presentation:user-transformed="true">
          <draw:text-box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imple Object Access Protocol (SOAP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essaging Protocol<text:line-break/></text:p>
                <text:list>
                  <text:list-item>
                    <text:p>Message format<text:line-break/></text:p>
                  </text:list-item>
                  <text:list-item>
                    <text:p>Encoding rules for datatypes<text:line-break/></text:p>
                  </text:list-item>
                </text:list>
              </text:list-item>
              <text:list-item>
                <text:p>XML-based<text:line-break/></text:p>
                <text:list>
                  <text:list-item>
                    <text:p>All messages exchanged in XML format<text:line-break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- Messag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nvelope</text:p>
                <text:list>
                  <text:list-item>
                    <text:p>XML element encapsulating the SOAP message</text:p>
                  </text:list-item>
                </text:list>
              </text:list-item>
              <text:list-item>
                <text:p>Header</text:p>
                <text:list>
                  <text:list-item>
                    <text:p>Means for protocol extension, may provide additional information about the message sent, security, etc...</text:p>
                  </text:list-item>
                </text:list>
              </text:list-item>
              <text:list-item>
                <text:p>Body</text:p>
                <text:list>
                  <text:list-item>
                    <text:p>The message data</text:p>
                  </text:list-item>
                </text:list>
              </text:list-item>
              <text:list-item>
                <text:p>Fault</text:p>
                <text:list>
                  <text:list-item>
                    <text:p>Information generated by a processing node on error<text:line-break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p text:style-name="P6"><text:span text:style-name="T4">&lt;env:</text:span><text:span text:style-name="T5">Envelope</text:span><text:span text:style-name="T4"> xmlns:env="</text:span><text:span text:style-name="T5">http://www.w3.org/2003/05/soap-envelope</text:span><text:span text:style-name="T4">"&gt; </text:span></text:p>
            <text:p text:style-name="P6"><text:span text:style-name="T4"><text:s/></text:span><text:span text:style-name="T4">&lt;env:</text:span><text:span text:style-name="T5">Fault</text:span><text:span text:style-name="T4">&gt;</text:span></text:p>
            <text:p text:style-name="P6"><text:span text:style-name="T4"><text:s text:c="3"/></text:span><text:span text:style-name="T4">...</text:span></text:p>
            <text:p text:style-name="P6"><text:span text:style-name="T4"><text:s/></text:span><text:span text:style-name="T4">&lt;/env:</text:span><text:span text:style-name="T5">Fault</text:span><text:span text:style-name="T4"> </text:span></text:p>
            <text:p text:style-name="P6"><text:span text:style-name="T4"><text:s/></text:span><text:span text:style-name="T4">&lt;env:</text:span><text:span text:style-name="T5">Header</text:span><text:span text:style-name="T4">&gt;</text:span></text:p>
            <text:p text:style-name="P6"><text:span text:style-name="T4"><text:s text:c="3"/></text:span><text:span text:style-name="T4">...</text:span></text:p>
            <text:p text:style-name="P6"><text:span text:style-name="T4"><text:s/></text:span><text:span text:style-name="T4">&lt;/env:</text:span><text:span text:style-name="T5">Header</text:span><text:span text:style-name="T4">&gt;</text:span></text:p>
            <text:p text:style-name="P6"><text:span text:style-name="T4"><text:s/></text:span><text:span text:style-name="T4">&lt;env:</text:span><text:span text:style-name="T5">Body</text:span><text:span text:style-name="T4">&gt;</text:span></text:p>
            <text:p text:style-name="P6"><text:span text:style-name="T4"><text:s text:c="3"/></text:span><text:span text:style-name="T4">...</text:span></text:p>
            <text:p text:style-name="P6"><text:span text:style-name="T4"><text:s/></text:span><text:span text:style-name="T4">&lt;/env:</text:span><text:span text:style-name="T5">Body</text:span><text:span text:style-name="T4">&gt;</text:span></text:p>
            <text:p text:style-name="P6"><text:span text:style-name="T4">&lt;/env:</text:span><text:span text:style-name="T5">Envelope</text:span><text:span text:style-name="T4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dvantages<text:line-break/></text:p>
                <text:list>
                  <text:list-item>
                    <text:p>Flexible<text:line-break/></text:p>
                  </text:list-item>
                  <text:list-item>
                    <text:p>Extensible<text:line-break/></text:p>
                  </text:list-item>
                  <text:list-item>
                    <text:p>Uses XML – XSD, internationalization, namespa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isdvantages<text:line-break/></text:p>
                <text:list>
                  <text:list-item>
                    <text:p>No standarized API design approach<text:line-break/></text:p>
                  </text:list-item>
                  <text:list-item>
                    <text:p>Uses XML</text:p>
                    <text:p/>
                    <text:list>
                      <text:list-item>
                        <text:p>Message size and complexity grows quickly<text:line-break/></text:p>
                        <text:p>→ Performance iss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xample<text:line-break/></text:p>
              </text:list-item>
            </text:list>
            <text:list text:style-name="L4">
              <text:list-item>
                <text:list>
                  <text:list-item>
                    <text:p>See the attached file <text:span text:style-name="T1">WebServices_sovohje_en.pdf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  <text:list text:style-name="L3">
              <text:list-item>
                <text:p><text:span text:style-name="T1">Portion of WS API specification of OP Bank (Finland)</text:span><text:span text:style-name="T1"><text:line-break/></text:span><text:span text:style-name="T1"/></text:p>
              </text:list-item>
              <text:list-item>
                <text:p><text:span text:style-name="T1">Specifically pages 12 and 1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<text:span text:style-name="T4"><text:a xlink:href="https://www.w3.org/TR/2007/REC-soap12-part0-20070427/" xlink:type="simple">https://www.w3.org/TR/2007/REC-soap12-part0-20070427/</text:a></text:span></text:p>
              </text:list-item>
              <text:list-item>
                <text:p text:style-name="P6"><text:span text:style-name="T4"><text:a xlink:href="https://www.w3.org/TR/soap12-part1/" xlink:type="simple">https://www.w3.org/TR/soap12-part1/</text:a></text:span></text:p>
              </text:list-item>
              <text:list-item>
                <text:p text:style-name="P6"><text:span text:style-name="T4"><text:a xlink:href="https://www.pohjola.fi/pohjola/corporate-customers/payment-services-and-cash-management/bank-connection-methods/web-services?id=323430&amp;kielikoodi=en" xlink:type="simple">https://www.pohjola.fi/pohjola/corporate-customers/payment-services-and-cash-management/bank-connection-methods/web-services?id=323430&amp;kielikoodi=en</text:a></text:span></text:p>
                <text:p text:style-name="P6"><text:span text:style-name="T4"/></text:p>
                <text:p text:style-name="P6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8" draw:text-style-name="P5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6" svg:font-family="'Courier New'" style:font-adornments="Semibold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4" svg:font-family="'Courier New'" style:font-adornments="細字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5" svg:font-family="'Courier New'" style:font-adornments="Semibold" style:font-family-generic="modern" style:font-pitch="variable"/>
    <style:font-face style:name="Courier New" svg:font-family="'Courier New'" style:font-adornments="標準" style:font-family-generic="modern" style:font-pitch="variable"/>
    <style:font-face style:name="Courier New3" svg:font-family="'Courier New'" style:font-adornments="細字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Arial3" svg:font-family="Arial" style:font-adornments="標準" style:font-family-generic="swiss" style:font-pitch="variable"/>
    <style:font-face style:name="Arial2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čísl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4:43:25.472214732</meta:creation-date>
    <meta:editing-duration>P1DT12H45M9S</meta:editing-duration>
    <meta:editing-cycles>94</meta:editing-cycles>
    <meta:generator>LibreOffice/5.1.4.2$Linux_X86_64 LibreOffice_project/10m0$Build-2</meta:generator>
    <dc:date>2016-12-05T14:53:20.620254771</dc:date>
    <meta:document-statistic meta:object-count="101"/>
    <meta:template xlink:type="simple" xlink:actuate="onRequest" xlink:title="" xlink:href="../../../../../../../../usr/lib64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